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0099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fo:background-color="#ff00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61">
      <style:table-cell-properties fo:background-color="#ff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ff0000"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1"/>
        <table:table-column table:style-name="co1" table:default-cell-style-name="ce7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1007" table:default-cell-style-name="Default"/>
        <table:table-row table:style-name="ro1">
          <table:table-cell office:value-type="string" calcext:value-type="string" table:number-columns-spanned="4" table:number-rows-spanned="1">
            <text:p>git version: 0.0.0-1996-gae4897fa (and simliar later versions… upto git version: 0.0.0-1998-g52a568be)</text:p>
          </table:table-cell>
          <table:covered-table-cell table:number-columns-repeated="3"/>
          <table:table-cell table:number-columns-repeated="9"/>
          <table:table-cell office:value-type="string" calcext:value-type="string">
            <text:p>Low:8.79945</text:p>
          </table:table-cell>
          <table:table-cell table:number-columns-repeated="1010"/>
        </table:table-row>
        <table:table-row table:style-name="ro1">
          <table:table-cell office:value-type="string" calcext:value-type="string" table:number-columns-spanned="8" table:number-rows-spanned="1">
            <text:p>Data for: <text:s text:c="5"/>KT=2 <text:s text:c="5"/>N=1 <text:s text:c="5"/>Fv=0 <text:s text:c="5"/>gw=0.1 <text:s text:c="22"/>lattice_constant = 1.587401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style-name="Default" office:value-type="string" calcext:value-type="string" table:number-columns-spanned="3" table:number-rows-spanned="1">
            <text:p>inclusion radius = 4.0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High:10.6229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5044" calcext:value-type="float">
            <text:p>2.35044</text:p>
          </table:table-cell>
          <table:table-cell office:value-type="float" office:value="7.57025" calcext:value-type="float">
            <text:p>7.57025</text:p>
          </table:table-cell>
          <table:table-cell office:value-type="float" office:value="4.69927" calcext:value-type="float">
            <text:p>4.69927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2" calcext:value-type="float">
            <text:p>14.62</text:p>
          </table:table-cell>
          <table:table-cell office:value-type="float" office:value="-9.84227" calcext:value-type="float">
            <text:p>-9.84227</text:p>
          </table:table-cell>
          <table:table-cell office:value-type="float" office:value="8.80556" calcext:value-type="float">
            <text:p>8.80556</text:p>
          </table:table-cell>
          <table:table-cell table:style-name="ce11" office:value-type="float" office:value="3.066" calcext:value-type="float">
            <text:p>3.07E+00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4565" calcext:value-type="float">
            <text:p>2.34565</text:p>
          </table:table-cell>
          <table:table-cell office:value-type="float" office:value="7.56922" calcext:value-type="float">
            <text:p>7.56922</text:p>
          </table:table-cell>
          <table:table-cell office:value-type="float" office:value="4.69898" calcext:value-type="float">
            <text:p>4.69898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138" calcext:value-type="float">
            <text:p>14.6138</text:p>
          </table:table-cell>
          <table:table-cell office:value-type="float" office:value="-9.84838" calcext:value-type="float">
            <text:p>-9.84838</text:p>
          </table:table-cell>
          <table:table-cell office:value-type="float" office:value="8.79945" calcext:value-type="float">
            <text:p>8.79945</text:p>
          </table:table-cell>
          <table:table-cell table:style-name="ce11" office:value-type="float" office:value="0.3045" calcext:value-type="float">
            <text:p>3.05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2311" calcext:value-type="float">
            <text:p>2.42311</text:p>
          </table:table-cell>
          <table:table-cell office:value-type="float" office:value="7.75329" calcext:value-type="float">
            <text:p>7.75329</text:p>
          </table:table-cell>
          <table:table-cell office:value-type="float" office:value="4.74054" calcext:value-type="float">
            <text:p>4.7405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4.9169" calcext:value-type="float">
            <text:p>14.9169</text:p>
          </table:table-cell>
          <table:table-cell office:value-type="float" office:value="-9.54517" calcext:value-type="float">
            <text:p>-9.54517</text:p>
          </table:table-cell>
          <table:table-cell office:value-type="float" office:value="9.10266" calcext:value-type="float">
            <text:p>9.10266</text:p>
          </table:table-cell>
          <table:table-cell table:style-name="ce11" office:value-type="float" office:value="0.4504" calcext:value-type="float">
            <text:p>4.50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9208" calcext:value-type="float">
            <text:p>2.49208</text:p>
          </table:table-cell>
          <table:table-cell office:value-type="float" office:value="7.9475" calcext:value-type="float">
            <text:p>7.9475</text:p>
          </table:table-cell>
          <table:table-cell office:value-type="float" office:value="4.72625" calcext:value-type="float">
            <text:p>4.7262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1658" calcext:value-type="float">
            <text:p>15.1658</text:p>
          </table:table-cell>
          <table:table-cell office:value-type="float" office:value="-9.2963" calcext:value-type="float">
            <text:p>-9.2963</text:p>
          </table:table-cell>
          <table:table-cell office:value-type="float" office:value="9.35154" calcext:value-type="float">
            <text:p>9.35154</text:p>
          </table:table-cell>
          <table:table-cell table:style-name="ce11" office:value-type="float" office:value="0.6495" calcext:value-type="float">
            <text:p>6.50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8452" calcext:value-type="float">
            <text:p>2.58452</text:p>
          </table:table-cell>
          <table:table-cell office:value-type="float" office:value="8.13497" calcext:value-type="float">
            <text:p>8.13497</text:p>
          </table:table-cell>
          <table:table-cell office:value-type="float" office:value="4.73057" calcext:value-type="float">
            <text:p>4.7305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4501" calcext:value-type="float">
            <text:p>15.4501</text:p>
          </table:table-cell>
          <table:table-cell office:value-type="float" office:value="-9.01206" calcext:value-type="float">
            <text:p>-9.01206</text:p>
          </table:table-cell>
          <table:table-cell office:value-type="float" office:value="9.63577" calcext:value-type="float">
            <text:p>9.63577</text:p>
          </table:table-cell>
          <table:table-cell table:style-name="ce11" office:value-type="float" office:value="1.195" calcext:value-type="float">
            <text:p>1.20E+00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4021" calcext:value-type="float">
            <text:p>2.64021</text:p>
          </table:table-cell>
          <table:table-cell office:value-type="float" office:value="8.22817" calcext:value-type="float">
            <text:p>8.22817</text:p>
          </table:table-cell>
          <table:table-cell office:value-type="float" office:value="4.73459" calcext:value-type="float">
            <text:p>4.7345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03" calcext:value-type="float">
            <text:p>15.603</text:p>
          </table:table-cell>
          <table:table-cell office:value-type="float" office:value="-8.85915" calcext:value-type="float">
            <text:p>-8.85915</text:p>
          </table:table-cell>
          <table:table-cell office:value-type="float" office:value="9.78868" calcext:value-type="float">
            <text:p>9.78868</text:p>
          </table:table-cell>
          <table:table-cell table:style-name="ce11" office:value-type="float" office:value="1.961" calcext:value-type="float">
            <text:p>1.96E+00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848" calcext:value-type="float">
            <text:p>2.6848</text:p>
          </table:table-cell>
          <table:table-cell office:value-type="float" office:value="8.29006" calcext:value-type="float">
            <text:p>8.29006</text:p>
          </table:table-cell>
          <table:table-cell office:value-type="float" office:value="4.71983" calcext:value-type="float">
            <text:p>4.7198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947" calcext:value-type="float">
            <text:p>15.6947</text:p>
          </table:table-cell>
          <table:table-cell office:value-type="float" office:value="-8.76743" calcext:value-type="float">
            <text:p>-8.76743</text:p>
          </table:table-cell>
          <table:table-cell office:value-type="float" office:value="9.8804" calcext:value-type="float">
            <text:p>9.8804</text:p>
          </table:table-cell>
          <table:table-cell table:style-name="ce11" office:value-type="float" office:value="3.003" calcext:value-type="float">
            <text:p>3.00E+00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427" calcext:value-type="float">
            <text:p>2.7427</text:p>
          </table:table-cell>
          <table:table-cell office:value-type="float" office:value="8.36726" calcext:value-type="float">
            <text:p>8.36726</text:p>
          </table:table-cell>
          <table:table-cell office:value-type="float" office:value="4.75238" calcext:value-type="float">
            <text:p>4.7523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623" calcext:value-type="float">
            <text:p>15.8623</text:p>
          </table:table-cell>
          <table:table-cell office:value-type="float" office:value="-8.59978" calcext:value-type="float">
            <text:p>-8.59978</text:p>
          </table:table-cell>
          <table:table-cell office:value-type="float" office:value="10.0481" calcext:value-type="float">
            <text:p>10.0481</text:p>
          </table:table-cell>
          <table:table-cell table:style-name="ce11" office:value-type="float" office:value="6.0557" calcext:value-type="float">
            <text:p>6.06E+00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4944" calcext:value-type="float">
            <text:p>2.34944</text:p>
          </table:table-cell>
          <table:table-cell office:value-type="float" office:value="7.56971" calcext:value-type="float">
            <text:p>7.56971</text:p>
          </table:table-cell>
          <table:table-cell office:value-type="float" office:value="4.69718" calcext:value-type="float">
            <text:p>4.69718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163" calcext:value-type="float">
            <text:p>14.6163</text:p>
          </table:table-cell>
          <table:table-cell office:value-type="float" office:value="-9.84589" calcext:value-type="float">
            <text:p>-9.84589</text:p>
          </table:table-cell>
          <table:table-cell office:value-type="float" office:value="8.80194" calcext:value-type="float">
            <text:p>8.80194</text:p>
          </table:table-cell>
          <table:table-cell table:style-name="ce11" office:value-type="float" office:value="0.0309" calcext:value-type="float">
            <text:p>3.09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2138" calcext:value-type="float">
            <text:p>2.42138</text:p>
          </table:table-cell>
          <table:table-cell office:value-type="float" office:value="7.75221" calcext:value-type="float">
            <text:p>7.75221</text:p>
          </table:table-cell>
          <table:table-cell office:value-type="float" office:value="4.7394" calcext:value-type="float">
            <text:p>4.739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4.913" calcext:value-type="float">
            <text:p>14.913</text:p>
          </table:table-cell>
          <table:table-cell office:value-type="float" office:value="-9.54911" calcext:value-type="float">
            <text:p>-9.54911</text:p>
          </table:table-cell>
          <table:table-cell office:value-type="float" office:value="9.09872" calcext:value-type="float">
            <text:p>9.09872</text:p>
          </table:table-cell>
          <table:table-cell table:style-name="ce11" office:value-type="float" office:value="0.0458" calcext:value-type="float">
            <text:p>4.58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0029" calcext:value-type="float">
            <text:p>2.50029</text:p>
          </table:table-cell>
          <table:table-cell office:value-type="float" office:value="7.9503" calcext:value-type="float">
            <text:p>7.9503</text:p>
          </table:table-cell>
          <table:table-cell office:value-type="float" office:value="4.72593" calcext:value-type="float">
            <text:p>4.7259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1765" calcext:value-type="float">
            <text:p>15.1765</text:p>
          </table:table-cell>
          <table:table-cell office:value-type="float" office:value="-9.2856" calcext:value-type="float">
            <text:p>-9.2856</text:p>
          </table:table-cell>
          <table:table-cell office:value-type="float" office:value="9.36223" calcext:value-type="float">
            <text:p>9.36223</text:p>
          </table:table-cell>
          <table:table-cell table:style-name="ce11" office:value-type="float" office:value="0.0655" calcext:value-type="float">
            <text:p>6.55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8049" calcext:value-type="float">
            <text:p>2.58049</text:p>
          </table:table-cell>
          <table:table-cell office:value-type="float" office:value="8.13789" calcext:value-type="float">
            <text:p>8.13789</text:p>
          </table:table-cell>
          <table:table-cell office:value-type="float" office:value="4.72995" calcext:value-type="float">
            <text:p>4.7299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4483" calcext:value-type="float">
            <text:p>15.4483</text:p>
          </table:table-cell>
          <table:table-cell office:value-type="float" office:value="-9.01379" calcext:value-type="float">
            <text:p>-9.01379</text:p>
          </table:table-cell>
          <table:table-cell office:value-type="float" office:value="9.63404" calcext:value-type="float">
            <text:p>9.63404</text:p>
          </table:table-cell>
          <table:table-cell table:style-name="ce11" office:value-type="float" office:value="0.1209" calcext:value-type="float">
            <text:p>1.21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3717" calcext:value-type="float">
            <text:p>2.63717</text:p>
          </table:table-cell>
          <table:table-cell office:value-type="float" office:value="8.23216" calcext:value-type="float">
            <text:p>8.23216</text:p>
          </table:table-cell>
          <table:table-cell office:value-type="float" office:value="4.73521" calcext:value-type="float">
            <text:p>4.7352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045" calcext:value-type="float">
            <text:p>15.6045</text:p>
          </table:table-cell>
          <table:table-cell office:value-type="float" office:value="-8.85758" calcext:value-type="float">
            <text:p>-8.85758</text:p>
          </table:table-cell>
          <table:table-cell office:value-type="float" office:value="9.79025" calcext:value-type="float">
            <text:p>9.79025</text:p>
          </table:table-cell>
          <table:table-cell table:style-name="ce11" office:value-type="float" office:value="0.1987" calcext:value-type="float">
            <text:p>1.99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8122" calcext:value-type="float">
            <text:p>2.68122</text:p>
          </table:table-cell>
          <table:table-cell office:value-type="float" office:value="8.29449" calcext:value-type="float">
            <text:p>8.29449</text:p>
          </table:table-cell>
          <table:table-cell office:value-type="float" office:value="4.71971" calcext:value-type="float">
            <text:p>4.7197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954" calcext:value-type="float">
            <text:p>15.6954</text:p>
          </table:table-cell>
          <table:table-cell office:value-type="float" office:value="-8.76671" calcext:value-type="float">
            <text:p>-8.76671</text:p>
          </table:table-cell>
          <table:table-cell office:value-type="float" office:value="9.88112" calcext:value-type="float">
            <text:p>9.88112</text:p>
          </table:table-cell>
          <table:table-cell table:style-name="ce11" office:value-type="float" office:value="0.3034" calcext:value-type="float">
            <text:p>3.03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4901" calcext:value-type="float">
            <text:p>2.74901</text:p>
          </table:table-cell>
          <table:table-cell office:value-type="float" office:value="8.36584" calcext:value-type="float">
            <text:p>8.36584</text:p>
          </table:table-cell>
          <table:table-cell office:value-type="float" office:value="4.75189" calcext:value-type="float">
            <text:p>4.7518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667" calcext:value-type="float">
            <text:p>15.8667</text:p>
          </table:table-cell>
          <table:table-cell office:value-type="float" office:value="-8.59538" calcext:value-type="float">
            <text:p>-8.59538</text:p>
          </table:table-cell>
          <table:table-cell office:value-type="float" office:value="10.0524" calcext:value-type="float">
            <text:p>10.0524</text:p>
          </table:table-cell>
          <table:table-cell table:style-name="ce12" office:value-type="float" office:value="0.6079" calcext:value-type="float">
            <text:p>6.1E-01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105" calcext:value-type="float">
            <text:p>2.8105</text:p>
          </table:table-cell>
          <table:table-cell office:value-type="float" office:value="8.44411" calcext:value-type="float">
            <text:p>8.44411</text:p>
          </table:table-cell>
          <table:table-cell office:value-type="float" office:value="4.73894" calcext:value-type="float">
            <text:p>4.7389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9936" calcext:value-type="float">
            <text:p>15.9936</text:p>
          </table:table-cell>
          <table:table-cell office:value-type="float" office:value="-8.46857" calcext:value-type="float">
            <text:p>-8.46857</text:p>
          </table:table-cell>
          <table:table-cell office:value-type="float" office:value="10.1793" calcext:value-type="float">
            <text:p>10.1793</text:p>
          </table:table-cell>
          <table:table-cell table:style-name="ce11" office:value-type="float" office:value="1.623" calcext:value-type="float">
            <text:p>1.62E+00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629" calcext:value-type="float">
            <text:p>2.8629</text:p>
          </table:table-cell>
          <table:table-cell office:value-type="float" office:value="8.54165" calcext:value-type="float">
            <text:p>8.54165</text:p>
          </table:table-cell>
          <table:table-cell office:value-type="float" office:value="4.74066" calcext:value-type="float">
            <text:p>4.7406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452" calcext:value-type="float">
            <text:p>16.1452</text:p>
          </table:table-cell>
          <table:table-cell office:value-type="float" office:value="-8.31692" calcext:value-type="float">
            <text:p>-8.31692</text:p>
          </table:table-cell>
          <table:table-cell office:value-type="float" office:value="10.3309" calcext:value-type="float">
            <text:p>10.3309</text:p>
          </table:table-cell>
          <table:table-cell table:style-name="ce11" office:value-type="float" office:value="5.275" calcext:value-type="float">
            <text:p>5.28E+00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2322" calcext:value-type="float">
            <text:p>2.92322</text:p>
          </table:table-cell>
          <table:table-cell office:value-type="float" office:value="8.60693" calcext:value-type="float">
            <text:p>8.60693</text:p>
          </table:table-cell>
          <table:table-cell office:value-type="float" office:value="4.7396" calcext:value-type="float">
            <text:p>4.739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698" calcext:value-type="float">
            <text:p>16.2698</text:p>
          </table:table-cell>
          <table:table-cell office:value-type="float" office:value="-8.19236" calcext:value-type="float">
            <text:p>-8.19236</text:p>
          </table:table-cell>
          <table:table-cell office:value-type="float" office:value="10.4555" calcext:value-type="float">
            <text:p>10.4555</text:p>
          </table:table-cell>
          <table:table-cell table:style-name="ce11" office:value-type="float" office:value="43.8637" calcext:value-type="float">
            <text:p>4.39E+01</text:p>
          </table:table-cell>
          <table:table-cell office:value-type="string" calcext:value-type="string">
            <text:p>***</text:p>
          </table:table-cell>
          <table:table-cell table:number-columns-repeated="1008"/>
        </table:table-row>
        <table:table-row table:style-name="ro1" table:number-rows-repeated="3">
          <table:table-cell table:number-columns-repeated="14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style-name="ce14" table:number-columns-repeated="1003"/>
          <table:table-cell table:style-name="ce2"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6452" calcext:value-type="float">
            <text:p>2.36452</text:p>
          </table:table-cell>
          <table:table-cell office:value-type="float" office:value="7.58138" calcext:value-type="float">
            <text:p>7.58138</text:p>
          </table:table-cell>
          <table:table-cell office:value-type="float" office:value="4.71066" calcext:value-type="float">
            <text:p>4.71066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566" calcext:value-type="float">
            <text:p>14.6566</text:p>
          </table:table-cell>
          <table:table-cell office:value-type="float" office:value="-9.80567" calcext:value-type="float">
            <text:p>-9.80567</text:p>
          </table:table-cell>
          <table:table-cell office:value-type="float" office:value="8.84216" calcext:value-type="float">
            <text:p>8.84216</text:p>
          </table:table-cell>
          <table:table-cell table:style-name="ce11" office:value-type="float" office:value="0.00311" calcext:value-type="float">
            <text:p>3.11E-03</text:p>
          </table:table-cell>
          <table:table-cell table:style-name="ce7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095" calcext:value-type="float">
            <text:p>2.4095</text:p>
          </table:table-cell>
          <table:table-cell office:value-type="float" office:value="7.77917" calcext:value-type="float">
            <text:p>7.77917</text:p>
          </table:table-cell>
          <table:table-cell office:value-type="float" office:value="4.74678" calcext:value-type="float">
            <text:p>4.7467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4.9354" calcext:value-type="float">
            <text:p>14.9354</text:p>
          </table:table-cell>
          <table:table-cell office:value-type="float" office:value="-9.52667" calcext:value-type="float">
            <text:p>-9.52667</text:p>
          </table:table-cell>
          <table:table-cell office:value-type="float" office:value="9.12117" calcext:value-type="float">
            <text:p>9.12117</text:p>
          </table:table-cell>
          <table:table-cell table:style-name="ce11" office:value-type="float" office:value="0.00462" calcext:value-type="float">
            <text:p>4.62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9722" calcext:value-type="float">
            <text:p>2.49722</text:p>
          </table:table-cell>
          <table:table-cell office:value-type="float" office:value="7.95539" calcext:value-type="float">
            <text:p>7.95539</text:p>
          </table:table-cell>
          <table:table-cell office:value-type="float" office:value="4.72013" calcext:value-type="float">
            <text:p>4.7201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1827" calcext:value-type="float">
            <text:p>15.1827</text:p>
          </table:table-cell>
          <table:table-cell office:value-type="float" office:value="-9.27939" calcext:value-type="float">
            <text:p>-9.27939</text:p>
          </table:table-cell>
          <table:table-cell office:value-type="float" office:value="9.36844" calcext:value-type="float">
            <text:p>9.36844</text:p>
          </table:table-cell>
          <table:table-cell table:style-name="ce11" office:value-type="float" office:value="0.00663" calcext:value-type="float">
            <text:p>6.63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7336" calcext:value-type="float">
            <text:p>2.57336</text:p>
          </table:table-cell>
          <table:table-cell office:value-type="float" office:value="8.13139" calcext:value-type="float">
            <text:p>8.13139</text:p>
          </table:table-cell>
          <table:table-cell office:value-type="float" office:value="4.7333" calcext:value-type="float">
            <text:p>4.733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4381" calcext:value-type="float">
            <text:p>15.4381</text:p>
          </table:table-cell>
          <table:table-cell office:value-type="float" office:value="-9.02407" calcext:value-type="float">
            <text:p>-9.02407</text:p>
          </table:table-cell>
          <table:table-cell office:value-type="float" office:value="9.62377" calcext:value-type="float">
            <text:p>9.62377</text:p>
          </table:table-cell>
          <table:table-cell table:style-name="ce11" office:value-type="float" office:value="0.01216" calcext:value-type="float">
            <text:p>1.22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138" calcext:value-type="float">
            <text:p>2.65138</text:p>
          </table:table-cell>
          <table:table-cell office:value-type="float" office:value="8.23493" calcext:value-type="float">
            <text:p>8.23493</text:p>
          </table:table-cell>
          <table:table-cell office:value-type="float" office:value="4.73184" calcext:value-type="float">
            <text:p>4.7318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182" calcext:value-type="float">
            <text:p>15.6182</text:p>
          </table:table-cell>
          <table:table-cell office:value-type="float" office:value="-8.84397" calcext:value-type="float">
            <text:p>-8.84397</text:p>
          </table:table-cell>
          <table:table-cell office:value-type="float" office:value="9.80387" calcext:value-type="float">
            <text:p>9.80387</text:p>
          </table:table-cell>
          <table:table-cell table:style-name="ce11" office:value-type="float" office:value="0.0196" calcext:value-type="float">
            <text:p>1.96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8887" calcext:value-type="float">
            <text:p>2.68887</text:p>
          </table:table-cell>
          <table:table-cell office:value-type="float" office:value="8.28767" calcext:value-type="float">
            <text:p>8.28767</text:p>
          </table:table-cell>
          <table:table-cell office:value-type="float" office:value="4.72332" calcext:value-type="float">
            <text:p>4.7233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998" calcext:value-type="float">
            <text:p>15.6998</text:p>
          </table:table-cell>
          <table:table-cell office:value-type="float" office:value="-8.76228" calcext:value-type="float">
            <text:p>-8.76228</text:p>
          </table:table-cell>
          <table:table-cell office:value-type="float" office:value="9.88556" calcext:value-type="float">
            <text:p>9.88556</text:p>
          </table:table-cell>
          <table:table-cell table:style-name="ce11" office:value-type="float" office:value="0.0303" calcext:value-type="float">
            <text:p>3.03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4561" calcext:value-type="float">
            <text:p>2.74561</text:p>
          </table:table-cell>
          <table:table-cell office:value-type="float" office:value="8.37575" calcext:value-type="float">
            <text:p>8.37575</text:p>
          </table:table-cell>
          <table:table-cell office:value-type="float" office:value="4.7537" calcext:value-type="float">
            <text:p>4.753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751" calcext:value-type="float">
            <text:p>15.8751</text:p>
          </table:table-cell>
          <table:table-cell office:value-type="float" office:value="-8.58706" calcext:value-type="float">
            <text:p>-8.58706</text:p>
          </table:table-cell>
          <table:table-cell office:value-type="float" office:value="10.0608" calcext:value-type="float">
            <text:p>10.0608</text:p>
          </table:table-cell>
          <table:table-cell table:style-name="ce11" office:value-type="float" office:value="0.0614" calcext:value-type="float">
            <text:p>6.14E-02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0977" calcext:value-type="float">
            <text:p>2.80977</text:p>
          </table:table-cell>
          <table:table-cell office:value-type="float" office:value="8.45188" calcext:value-type="float">
            <text:p>8.45188</text:p>
          </table:table-cell>
          <table:table-cell office:value-type="float" office:value="4.73978" calcext:value-type="float">
            <text:p>4.7397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0014" calcext:value-type="float">
            <text:p>16.0014</text:p>
          </table:table-cell>
          <table:table-cell office:value-type="float" office:value="-8.46069" calcext:value-type="float">
            <text:p>-8.46069</text:p>
          </table:table-cell>
          <table:table-cell office:value-type="float" office:value="10.1871" calcext:value-type="float">
            <text:p>10.1871</text:p>
          </table:table-cell>
          <table:table-cell table:style-name="ce11" office:value-type="float" office:value="0.163864" calcext:value-type="float">
            <text:p>1.64E-01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6332" calcext:value-type="float">
            <text:p>2.86332</text:p>
          </table:table-cell>
          <table:table-cell office:value-type="float" office:value="8.53773" calcext:value-type="float">
            <text:p>8.53773</text:p>
          </table:table-cell>
          <table:table-cell office:value-type="float" office:value="4.74202" calcext:value-type="float">
            <text:p>4.7420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431" calcext:value-type="float">
            <text:p>16.1431</text:p>
          </table:table-cell>
          <table:table-cell office:value-type="float" office:value="-8.31906" calcext:value-type="float">
            <text:p>-8.31906</text:p>
          </table:table-cell>
          <table:table-cell office:value-type="float" office:value="10.3288" calcext:value-type="float">
            <text:p>10.3288</text:p>
          </table:table-cell>
          <table:table-cell table:style-name="ce11" office:value-type="float" office:value="0.529" calcext:value-type="float">
            <text:p>5.29E-01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2222" calcext:value-type="float">
            <text:p>2.92222</text:p>
          </table:table-cell>
          <table:table-cell office:value-type="float" office:value="8.58853" calcext:value-type="float">
            <text:p>8.58853</text:p>
          </table:table-cell>
          <table:table-cell office:value-type="float" office:value="4.74081" calcext:value-type="float">
            <text:p>4.7408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516" calcext:value-type="float">
            <text:p>16.2516</text:p>
          </table:table-cell>
          <table:table-cell office:value-type="float" office:value="-8.21056" calcext:value-type="float">
            <text:p>-8.21056</text:p>
          </table:table-cell>
          <table:table-cell office:value-type="float" office:value="10.4373" calcext:value-type="float">
            <text:p>10.4373</text:p>
          </table:table-cell>
          <table:table-cell table:style-name="ce11" office:value-type="float" office:value="4.43862" calcext:value-type="float">
            <text:p>4.44E+00</text:p>
          </table:table-cell>
          <table:table-cell office:value-type="string" calcext:value-type="string">
            <text:p>***</text:p>
          </table:table-cell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1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4931" calcext:value-type="float">
            <text:p>2.34931</text:p>
          </table:table-cell>
          <table:table-cell office:value-type="float" office:value="7.60104" calcext:value-type="float">
            <text:p>7.60104</text:p>
          </table:table-cell>
          <table:table-cell office:value-type="float" office:value="4.71581" calcext:value-type="float">
            <text:p>4.71581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662" calcext:value-type="float">
            <text:p>14.6662</text:p>
          </table:table-cell>
          <table:table-cell office:value-type="float" office:value="-9.79607" calcext:value-type="float">
            <text:p>-9.79607</text:p>
          </table:table-cell>
          <table:table-cell office:value-type="float" office:value="8.85176" calcext:value-type="float">
            <text:p>8.85176</text:p>
          </table:table-cell>
          <table:table-cell table:style-name="ce11" office:value-type="float" office:value="0.0003" calcext:value-type="float">
            <text:p>3.0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8245" calcext:value-type="float">
            <text:p>2.48245</text:p>
          </table:table-cell>
          <table:table-cell office:value-type="float" office:value="7.78184" calcext:value-type="float">
            <text:p>7.78184</text:p>
          </table:table-cell>
          <table:table-cell office:value-type="float" office:value="4.74915" calcext:value-type="float">
            <text:p>4.7491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0134" calcext:value-type="float">
            <text:p>15.0134</text:p>
          </table:table-cell>
          <table:table-cell office:value-type="float" office:value="-9.44868" calcext:value-type="float">
            <text:p>-9.44868</text:p>
          </table:table-cell>
          <table:table-cell office:value-type="float" office:value="9.19916" calcext:value-type="float">
            <text:p>9.19916</text:p>
          </table:table-cell>
          <table:table-cell table:style-name="ce11" office:value-type="float" office:value="0.000452" calcext:value-type="float">
            <text:p>4.52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8378" calcext:value-type="float">
            <text:p>2.48378</text:p>
          </table:table-cell>
          <table:table-cell office:value-type="float" office:value="8.01623" calcext:value-type="float">
            <text:p>8.01623</text:p>
          </table:table-cell>
          <table:table-cell office:value-type="float" office:value="4.72787" calcext:value-type="float">
            <text:p>4.7278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2279" calcext:value-type="float">
            <text:p>15.2279</text:p>
          </table:table-cell>
          <table:table-cell office:value-type="float" office:value="-9.23424" calcext:value-type="float">
            <text:p>-9.23424</text:p>
          </table:table-cell>
          <table:table-cell office:value-type="float" office:value="9.41359" calcext:value-type="float">
            <text:p>9.41359</text:p>
          </table:table-cell>
          <table:table-cell table:style-name="ce11" office:value-type="float" office:value="0.000662" calcext:value-type="float">
            <text:p>6.62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8936" calcext:value-type="float">
            <text:p>2.58936</text:p>
          </table:table-cell>
          <table:table-cell office:value-type="float" office:value="8.22429" calcext:value-type="float">
            <text:p>8.22429</text:p>
          </table:table-cell>
          <table:table-cell office:value-type="float" office:value="4.76527" calcext:value-type="float">
            <text:p>4.7652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789" calcext:value-type="float">
            <text:p>15.5789</text:p>
          </table:table-cell>
          <table:table-cell office:value-type="float" office:value="-8.88321" calcext:value-type="float">
            <text:p>-8.88321</text:p>
          </table:table-cell>
          <table:table-cell office:value-type="float" office:value="9.76463" calcext:value-type="float">
            <text:p>9.76463</text:p>
          </table:table-cell>
          <table:table-cell table:style-name="ce11" office:value-type="float" office:value="0.001202" calcext:value-type="float">
            <text:p>1.20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4234" calcext:value-type="float">
            <text:p>2.64234</text:p>
          </table:table-cell>
          <table:table-cell office:value-type="float" office:value="8.26207" calcext:value-type="float">
            <text:p>8.26207</text:p>
          </table:table-cell>
          <table:table-cell office:value-type="float" office:value="4.72665" calcext:value-type="float">
            <text:p>4.7266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311" calcext:value-type="float">
            <text:p>15.6311</text:p>
          </table:table-cell>
          <table:table-cell office:value-type="float" office:value="-8.83107" calcext:value-type="float">
            <text:p>-8.83107</text:p>
          </table:table-cell>
          <table:table-cell office:value-type="float" office:value="9.81676" calcext:value-type="float">
            <text:p>9.81676</text:p>
          </table:table-cell>
          <table:table-cell table:style-name="ce11" office:value-type="float" office:value="0.001848" calcext:value-type="float">
            <text:p>1.85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473" calcext:value-type="float">
            <text:p>2.65473</text:p>
          </table:table-cell>
          <table:table-cell office:value-type="float" office:value="8.31099" calcext:value-type="float">
            <text:p>8.31099</text:p>
          </table:table-cell>
          <table:table-cell office:value-type="float" office:value="4.73098" calcext:value-type="float">
            <text:p>4.7309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967" calcext:value-type="float">
            <text:p>15.6967</text:p>
          </table:table-cell>
          <table:table-cell office:value-type="float" office:value="-8.76543" calcext:value-type="float">
            <text:p>-8.76543</text:p>
          </table:table-cell>
          <table:table-cell office:value-type="float" office:value="9.8824" calcext:value-type="float">
            <text:p>9.8824</text:p>
          </table:table-cell>
          <table:table-cell table:style-name="ce11" office:value-type="float" office:value="0.003044" calcext:value-type="float">
            <text:p>3.04E-03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1253" calcext:value-type="float">
            <text:p>2.71253</text:p>
          </table:table-cell>
          <table:table-cell office:value-type="float" office:value="8.38145" calcext:value-type="float">
            <text:p>8.38145</text:p>
          </table:table-cell>
          <table:table-cell office:value-type="float" office:value="4.76537" calcext:value-type="float">
            <text:p>4.7653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594" calcext:value-type="float">
            <text:p>15.8594</text:p>
          </table:table-cell>
          <table:table-cell office:value-type="float" office:value="-8.60277" calcext:value-type="float">
            <text:p>-8.60277</text:p>
          </table:table-cell>
          <table:table-cell office:value-type="float" office:value="10.0451" calcext:value-type="float">
            <text:p>10.0451</text:p>
          </table:table-cell>
          <table:table-cell table:style-name="ce11" office:value-type="float" office:value="0.006163" calcext:value-type="float">
            <text:p>6.16E-03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0693" calcext:value-type="float">
            <text:p>2.80693</text:p>
          </table:table-cell>
          <table:table-cell office:value-type="float" office:value="8.36882" calcext:value-type="float">
            <text:p>8.36882</text:p>
          </table:table-cell>
          <table:table-cell office:value-type="float" office:value="4.7554" calcext:value-type="float">
            <text:p>4.755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9312" calcext:value-type="float">
            <text:p>15.9312</text:p>
          </table:table-cell>
          <table:table-cell office:value-type="float" office:value="-8.53097" calcext:value-type="float">
            <text:p>-8.53097</text:p>
          </table:table-cell>
          <table:table-cell office:value-type="float" office:value="10.1169" calcext:value-type="float">
            <text:p>10.1169</text:p>
          </table:table-cell>
          <table:table-cell table:style-name="ce11" office:value-type="float" office:value="0.01585" calcext:value-type="float">
            <text:p>1.59E-02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8305" calcext:value-type="float">
            <text:p>2.88305</text:p>
          </table:table-cell>
          <table:table-cell office:value-type="float" office:value="8.50107" calcext:value-type="float">
            <text:p>8.50107</text:p>
          </table:table-cell>
          <table:table-cell office:value-type="float" office:value="4.75591" calcext:value-type="float">
            <text:p>4.7559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4" calcext:value-type="float">
            <text:p>16.14</text:p>
          </table:table-cell>
          <table:table-cell office:value-type="float" office:value="-8.32209" calcext:value-type="float">
            <text:p>-8.32209</text:p>
          </table:table-cell>
          <table:table-cell office:value-type="float" office:value="10.3257" calcext:value-type="float">
            <text:p>10.3257</text:p>
          </table:table-cell>
          <table:table-cell table:style-name="ce11" office:value-type="float" office:value="0.052985" calcext:value-type="float">
            <text:p>5.30E-02</text:p>
          </table:table-cell>
          <table:table-cell office:value-type="string" calcext:value-type="string">
            <text:p>***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4624" calcext:value-type="float">
            <text:p>2.94624</text:p>
          </table:table-cell>
          <table:table-cell office:value-type="float" office:value="8.48809" calcext:value-type="float">
            <text:p>8.48809</text:p>
          </table:table-cell>
          <table:table-cell office:value-type="float" office:value="4.75391" calcext:value-type="float">
            <text:p>4.7539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882" calcext:value-type="float">
            <text:p>16.1882</text:p>
          </table:table-cell>
          <table:table-cell office:value-type="float" office:value="-8.27388" calcext:value-type="float">
            <text:p>-8.27388</text:p>
          </table:table-cell>
          <table:table-cell office:value-type="float" office:value="10.374" calcext:value-type="float">
            <text:p>10.374</text:p>
          </table:table-cell>
          <table:table-cell table:style-name="ce11" office:value-type="float" office:value="0.441761" calcext:value-type="float">
            <text:p>4.42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2888" calcext:value-type="float">
            <text:p>2.92888</text:p>
          </table:table-cell>
          <table:table-cell office:value-type="float" office:value="8.56719" calcext:value-type="float">
            <text:p>8.56719</text:p>
          </table:table-cell>
          <table:table-cell office:value-type="float" office:value="4.75401" calcext:value-type="float">
            <text:p>4.7540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501" calcext:value-type="float">
            <text:p>16.2501</text:p>
          </table:table-cell>
          <table:table-cell office:value-type="float" office:value="-8.21205" calcext:value-type="float">
            <text:p>-8.21205</text:p>
          </table:table-cell>
          <table:table-cell table:style-name="ce1" office:value-type="float" office:value="10.4358" calcext:value-type="float">
            <text:p>10.4358</text:p>
          </table:table-cell>
          <table:table-cell table:style-name="ce11" office:value-type="float" office:value="0.614447" calcext:value-type="float">
            <text:p>6.14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3725" calcext:value-type="float">
            <text:p>2.93725</text:p>
          </table:table-cell>
          <table:table-cell office:value-type="float" office:value="8.57008" calcext:value-type="float">
            <text:p>8.57008</text:p>
          </table:table-cell>
          <table:table-cell office:value-type="float" office:value="4.75474" calcext:value-type="float">
            <text:p>4.7547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621" calcext:value-type="float">
            <text:p>16.2621</text:p>
          </table:table-cell>
          <table:table-cell office:value-type="float" office:value="-8.20005" calcext:value-type="float">
            <text:p>-8.20005</text:p>
          </table:table-cell>
          <table:table-cell table:style-name="ce1" office:value-type="float" office:value="10.4478" calcext:value-type="float">
            <text:p>10.4478</text:p>
          </table:table-cell>
          <table:table-cell table:style-name="ce11" office:value-type="float" office:value="0.877054" calcext:value-type="float">
            <text:p>8.77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4712" calcext:value-type="float">
            <text:p>2.94712</text:p>
          </table:table-cell>
          <table:table-cell office:value-type="float" office:value="8.52696" calcext:value-type="float">
            <text:p>8.52696</text:p>
          </table:table-cell>
          <table:table-cell office:value-type="float" office:value="4.75317" calcext:value-type="float">
            <text:p>4.7531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273" calcext:value-type="float">
            <text:p>16.2273</text:p>
          </table:table-cell>
          <table:table-cell office:value-type="float" office:value="-8.23487" calcext:value-type="float">
            <text:p>-8.23487</text:p>
          </table:table-cell>
          <table:table-cell table:style-name="ce10" office:value-type="float" office:value="10.413" calcext:value-type="float">
            <text:p>10.413</text:p>
          </table:table-cell>
          <table:table-cell table:style-name="ce11" office:value-type="float" office:value="1.30139" calcext:value-type="float">
            <text:p>1.30E+00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4967" calcext:value-type="float">
            <text:p>2.94967</text:p>
          </table:table-cell>
          <table:table-cell office:value-type="float" office:value="8.5127" calcext:value-type="float">
            <text:p>8.5127</text:p>
          </table:table-cell>
          <table:table-cell office:value-type="float" office:value="4.75287" calcext:value-type="float">
            <text:p>4.7528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152" calcext:value-type="float">
            <text:p>16.2152</text:p>
          </table:table-cell>
          <table:table-cell office:value-type="float" office:value="-8.24689" calcext:value-type="float">
            <text:p>-8.24689</text:p>
          </table:table-cell>
          <table:table-cell table:style-name="ce10" office:value-type="float" office:value="10.4009" calcext:value-type="float">
            <text:p>10.4009</text:p>
          </table:table-cell>
          <table:table-cell table:style-name="ce11" office:value-type="float" office:value="2.051" calcext:value-type="float">
            <text:p>2.05E+00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3" office:value-type="string" calcext:value-type="string">
            <text:p>800/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style-name="ce3" table:number-columns-repeated="7"/>
          <table:table-cell table:style-name="ce13"/>
          <table:table-cell table:style-name="ce3" office:value-type="string" calcext:value-type="string">
            <text:p>****</text:p>
          </table:table-cell>
          <table:table-cell table:style-name="ce15" office:value-type="string" calcext:value-type="string">
            <text:p>ERROR: n_3 greater than 1 (see 1.00002, with diff 1.78354e-05) position is 0.738443 <text:s text:c="2"/>0.76356 <text:s text:c="2"/>0.0452108 <text:s text:c="3"/>from just R= 0 <text:s text:c="2"/>0.793701 <text:s text:c="2"/>0.793701 <text:s text:c="3"/>gives 0.000170734 = 1 + -0.999829</text:p>
          </table:table-cell>
          <table:table-cell table:number-columns-repeated="1007"/>
        </table:table-row>
        <table:table-row table:style-name="ro1">
          <table:table-cell table:style-name="ce4" office:value-type="float" office:value="0.004" calcext:value-type="float">
            <text:p>0.004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29.764004032169" calcext:value-type="float">
            <text:p>-29.764004032169</text:p>
          </table:table-cell>
          <table:table-cell table:style-name="ce7" office:value-type="float" office:value="1.44398240718802" calcext:value-type="float">
            <text:p>1.44398240718802</text:p>
          </table:table-cell>
          <table:table-cell table:style-name="ce7" office:value-type="float" office:value="6.31410552085355" calcext:value-type="float">
            <text:p>6.31410552085355</text:p>
          </table:table-cell>
          <table:table-cell table:style-name="ce7" office:value-type="float" office:value="3.35808298366232" calcext:value-type="float">
            <text:p>3.35808298366232</text:p>
          </table:table-cell>
          <table:table-cell table:style-name="ce7" office:value-type="float" office:value="-18.6478" calcext:value-type="float">
            <text:p>-18.6478</text:p>
          </table:table-cell>
          <table:table-cell office:value-type="float" office:value="2.9625" calcext:value-type="float">
            <text:p>2.9625</text:p>
          </table:table-cell>
          <table:table-cell office:value-type="float" office:value="8.54144" calcext:value-type="float">
            <text:p>8.54144</text:p>
          </table:table-cell>
          <table:table-cell office:value-type="float" office:value="4.7531" calcext:value-type="float">
            <text:p>4.753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57" calcext:value-type="float">
            <text:p>16.257</text:p>
          </table:table-cell>
          <table:table-cell office:value-type="float" office:value="-8.20508" calcext:value-type="float">
            <text:p>-8.20508</text:p>
          </table:table-cell>
          <table:table-cell table:style-name="ce1" office:value-type="float" office:value="10.4427" calcext:value-type="float">
            <text:p>10.4427</text:p>
          </table:table-cell>
          <table:table-cell table:style-name="ce11" office:value-type="float" office:value="6.91" calcext:value-type="float">
            <text:p>6.91E+00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6"/>
          <table:table-cell table:style-name="ce1"/>
          <table:table-cell table:style-name="ce11"/>
          <table:table-cell table:number-columns-repeated="1009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7458" calcext:value-type="float">
            <text:p>2.37458</text:p>
          </table:table-cell>
          <table:table-cell office:value-type="float" office:value="7.5473" calcext:value-type="float">
            <text:p>7.5473</text:p>
          </table:table-cell>
          <table:table-cell office:value-type="float" office:value="4.67609" calcext:value-type="float">
            <text:p>4.67609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598" calcext:value-type="float">
            <text:p>14.598</text:p>
          </table:table-cell>
          <table:table-cell office:value-type="float" office:value="-9.86426" calcext:value-type="float">
            <text:p>-9.86426</text:p>
          </table:table-cell>
          <table:table-cell table:style-name="ce1" office:value-type="float" office:value="8.87357" calcext:value-type="float">
            <text:p>8.87357</text:p>
          </table:table-cell>
          <table:table-cell table:style-name="ce11" office:value-type="float" office:value="0.000153" calcext:value-type="float">
            <text:p>1.53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1522" calcext:value-type="float">
            <text:p>2.41522</text:p>
          </table:table-cell>
          <table:table-cell office:value-type="float" office:value="7.82643" calcext:value-type="float">
            <text:p>7.82643</text:p>
          </table:table-cell>
          <table:table-cell office:value-type="float" office:value="4.78985" calcext:value-type="float">
            <text:p>4.7898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0315" calcext:value-type="float">
            <text:p>15.0315</text:p>
          </table:table-cell>
          <table:table-cell office:value-type="float" office:value="-9.43062" calcext:value-type="float">
            <text:p>-9.43062</text:p>
          </table:table-cell>
          <table:table-cell table:style-name="ce1" office:value-type="float" office:value="9.21721" calcext:value-type="float">
            <text:p>9.21721</text:p>
          </table:table-cell>
          <table:table-cell table:style-name="ce11" office:value-type="float" office:value="0.000228" calcext:value-type="float">
            <text:p>2.28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6268" calcext:value-type="float">
            <text:p>2.46268</text:p>
          </table:table-cell>
          <table:table-cell office:value-type="float" office:value="8.05858" calcext:value-type="float">
            <text:p>8.05858</text:p>
          </table:table-cell>
          <table:table-cell office:value-type="string" calcext:value-type="string">
            <text:p>4,7175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2388" calcext:value-type="float">
            <text:p>15.2388</text:p>
          </table:table-cell>
          <table:table-cell office:value-type="float" office:value="-9.22329" calcext:value-type="float">
            <text:p>-9.22329</text:p>
          </table:table-cell>
          <table:table-cell table:style-name="ce1" office:value-type="float" office:value="9.42454" calcext:value-type="float">
            <text:p>9.42454</text:p>
          </table:table-cell>
          <table:table-cell table:style-name="ce11" office:value-type="float" office:value="0.00033" calcext:value-type="float">
            <text:p>3.3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4246" calcext:value-type="float">
            <text:p>2.54246</text:p>
          </table:table-cell>
          <table:table-cell office:value-type="float" office:value="8.19262" calcext:value-type="float">
            <text:p>8.19262</text:p>
          </table:table-cell>
          <table:table-cell office:value-type="float" office:value="4.78228" calcext:value-type="float">
            <text:p>4.7822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174" calcext:value-type="float">
            <text:p>15.5174</text:p>
          </table:table-cell>
          <table:table-cell office:value-type="float" office:value="-8.94476" calcext:value-type="float">
            <text:p>-8.94476</text:p>
          </table:table-cell>
          <table:table-cell table:style-name="ce1" office:value-type="float" office:value="9.70307" calcext:value-type="float">
            <text:p>9.70307</text:p>
          </table:table-cell>
          <table:table-cell table:style-name="ce11" office:value-type="float" office:value="0.0006" calcext:value-type="float">
            <text:p>6.0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578" calcext:value-type="float">
            <text:p>2.65578</text:p>
          </table:table-cell>
          <table:table-cell office:value-type="float" office:value="8.30299" calcext:value-type="float">
            <text:p>8.30299</text:p>
          </table:table-cell>
          <table:table-cell office:value-type="float" office:value="4.78352" calcext:value-type="float">
            <text:p>4.7835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7423" calcext:value-type="float">
            <text:p>15.7423</text:p>
          </table:table-cell>
          <table:table-cell office:value-type="float" office:value="-8.71984" calcext:value-type="float">
            <text:p>-8.71984</text:p>
          </table:table-cell>
          <table:table-cell office:value-type="float" office:value="9.928" calcext:value-type="float">
            <text:p>9.928</text:p>
          </table:table-cell>
          <table:table-cell table:style-name="ce11" office:value-type="float" office:value="0.00099" calcext:value-type="float">
            <text:p>9.9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1043" calcext:value-type="float">
            <text:p>2.71043</text:p>
          </table:table-cell>
          <table:table-cell office:value-type="float" office:value="15.8264" calcext:value-type="float">
            <text:p>15.8264</text:p>
          </table:table-cell>
          <table:table-cell office:value-type="float" office:value="4.77672" calcext:value-type="float">
            <text:p>4.7767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264" calcext:value-type="float">
            <text:p>15.8264</text:p>
          </table:table-cell>
          <table:table-cell office:value-type="float" office:value="-8.63571" calcext:value-type="float">
            <text:p>-8.63571</text:p>
          </table:table-cell>
          <table:table-cell office:value-type="float" office:value="10.02121" calcext:value-type="float">
            <text:p>10.02121</text:p>
          </table:table-cell>
          <table:table-cell table:style-name="ce11" office:value-type="float" office:value="0.00153" calcext:value-type="float">
            <text:p>1.53E-03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2133" calcext:value-type="float">
            <text:p>2.72133</text:p>
          </table:table-cell>
          <table:table-cell office:value-type="float" office:value="8.39623" calcext:value-type="float">
            <text:p>8.39623</text:p>
          </table:table-cell>
          <table:table-cell office:value-type="float" office:value="4.77333" calcext:value-type="float">
            <text:p>4.7733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909" calcext:value-type="float">
            <text:p>15.8909</text:p>
          </table:table-cell>
          <table:table-cell office:value-type="float" office:value="-8.57124" calcext:value-type="float">
            <text:p>-8.57124</text:p>
          </table:table-cell>
          <table:table-cell office:value-type="float" office:value="10.0766" calcext:value-type="float">
            <text:p>10.0766</text:p>
          </table:table-cell>
          <table:table-cell table:style-name="ce11" office:value-type="float" office:value="0.00306" calcext:value-type="float">
            <text:p>3.06E-03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2339" calcext:value-type="float">
            <text:p>2.82339</text:p>
          </table:table-cell>
          <table:table-cell office:value-type="float" office:value="8.43872" calcext:value-type="float">
            <text:p>8.43872</text:p>
          </table:table-cell>
          <table:table-cell office:value-type="float" office:value="4.76613" calcext:value-type="float">
            <text:p>4.7661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0282" calcext:value-type="float">
            <text:p>16.0282</text:p>
          </table:table-cell>
          <table:table-cell office:value-type="float" office:value="-8.43389" calcext:value-type="float">
            <text:p>-8.43389</text:p>
          </table:table-cell>
          <table:table-cell office:value-type="float" office:value="10.2139" calcext:value-type="float">
            <text:p>10.2139</text:p>
          </table:table-cell>
          <table:table-cell table:style-name="ce11" office:value-type="float" office:value="0.00798" calcext:value-type="float">
            <text:p>7.98E-03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6232" calcext:value-type="float">
            <text:p>2.86232</text:p>
          </table:table-cell>
          <table:table-cell office:value-type="float" office:value="8.30797" calcext:value-type="float">
            <text:p>8.30797</text:p>
          </table:table-cell>
          <table:table-cell office:value-type="float" office:value="4.77233" calcext:value-type="float">
            <text:p>4.7723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9426" calcext:value-type="float">
            <text:p>15.9426</text:p>
          </table:table-cell>
          <table:table-cell office:value-type="float" office:value="-8.5195" calcext:value-type="float">
            <text:p>-8.5195</text:p>
          </table:table-cell>
          <table:table-cell table:style-name="ce10" office:value-type="float" office:value="10.1283" calcext:value-type="float">
            <text:p>10.1283</text:p>
          </table:table-cell>
          <table:table-cell table:style-name="ce11" office:value-type="float" office:value="0.026702" calcext:value-type="float">
            <text:p>2.67E-02</text:p>
          </table:table-cell>
          <table:table-cell office:value-type="string" calcext:value-type="string">
            <text:p>***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2354" calcext:value-type="float">
            <text:p>2.92354</text:p>
          </table:table-cell>
          <table:table-cell office:value-type="float" office:value="8.33017" calcext:value-type="float">
            <text:p>8.33017</text:p>
          </table:table-cell>
          <table:table-cell office:value-type="float" office:value="4.76889" calcext:value-type="float">
            <text:p>4.7688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0226" calcext:value-type="float">
            <text:p>16.0226</text:p>
          </table:table-cell>
          <table:table-cell office:value-type="float" office:value="-8.43952" calcext:value-type="float">
            <text:p>-8.43952</text:p>
          </table:table-cell>
          <table:table-cell table:style-name="ce10" office:value-type="float" office:value="10.2083" calcext:value-type="float">
            <text:p>10.2083</text:p>
          </table:table-cell>
          <table:table-cell table:style-name="ce11" office:value-type="float" office:value="0.221378" calcext:value-type="float">
            <text:p>2.21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4274" calcext:value-type="float">
            <text:p>2.94274</text:p>
          </table:table-cell>
          <table:table-cell office:value-type="float" office:value="8.4533" calcext:value-type="float">
            <text:p>8.4533</text:p>
          </table:table-cell>
          <table:table-cell office:value-type="float" office:value="4.76724" calcext:value-type="float">
            <text:p>4.7672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633" calcext:value-type="float">
            <text:p>16.1633</text:p>
          </table:table-cell>
          <table:table-cell office:value-type="float" office:value="-8.29884" calcext:value-type="float">
            <text:p>-8.29884</text:p>
          </table:table-cell>
          <table:table-cell office:value-type="float" office:value="10.349" calcext:value-type="float">
            <text:p>10.349</text:p>
          </table:table-cell>
          <table:table-cell table:style-name="ce11" office:value-type="float" office:value="0.3054" calcext:value-type="float">
            <text:p>3.05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4047" calcext:value-type="float">
            <text:p>2.94047</text:p>
          </table:table-cell>
          <table:table-cell office:value-type="float" office:value="8.42885" calcext:value-type="float">
            <text:p>8.42885</text:p>
          </table:table-cell>
          <table:table-cell office:value-type="float" office:value="4.76767" calcext:value-type="float">
            <text:p>4.7676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37" calcext:value-type="float">
            <text:p>16.137</text:p>
          </table:table-cell>
          <table:table-cell office:value-type="float" office:value="-8.32513" calcext:value-type="float">
            <text:p>-8.32513</text:p>
          </table:table-cell>
          <table:table-cell office:value-type="float" office:value="10.3227" calcext:value-type="float">
            <text:p>10.3227</text:p>
          </table:table-cell>
          <table:table-cell table:style-name="ce11" office:value-type="float" office:value="0.4341" calcext:value-type="float">
            <text:p>4.34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3" office:value-type="string" calcext:value-type="string">
            <text:p>400/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style-name="ce3" table:number-columns-repeated="7"/>
          <table:table-cell table:style-name="ce13"/>
          <table:table-cell table:style-name="ce3" office:value-type="string" calcext:value-type="string">
            <text:p>****</text:p>
          </table:table-cell>
          <table:table-cell table:style-name="ce15" office:value-type="string" calcext:value-type="string">
            <text:p>ERROR: n_3 greater than 1 (see 1.0001, with diff 1.27971e-05) position is 0.119406 <text:s/>0.758581 <text:s/>0.807748 <text:s text:c="2"/>from just R= 0 <text:s/>0.793701 <text:s/>0.793701 <text:s text:c="2"/>gives 0.999093 = 1 + -0.000906547</text:p>
          </table:table-cell>
          <table:table-cell table:number-columns-repeated="1007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3" office:value-type="string" calcext:value-type="string">
            <text:p>400/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style-name="ce3" table:number-columns-repeated="7"/>
          <table:table-cell table:style-name="ce13"/>
          <table:table-cell table:style-name="ce3" office:value-type="string" calcext:value-type="string">
            <text:p>****</text:p>
          </table:table-cell>
          <table:table-cell table:style-name="ce15" office:value-type="string" calcext:value-type="string">
            <text:p>ERROR: n_3 greater than 1 (see 1.00001 with diff 1.20593e-05) position is 0.739585 <text:s/>1.49119 <text:s/>0.799713 <text:s text:c="2"/>from just R= <text:s text:c="2"/>0.793701 <text:s/>1.5874 <text:s/>0.793701 <text:s text:c="2"/>gives 0.999476 <text:s/>= 1 + -0.000523977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4636" calcext:value-type="float">
            <text:p>2.44636</text:p>
          </table:table-cell>
          <table:table-cell office:value-type="float" office:value="7.73252" calcext:value-type="float">
            <text:p>7.73252</text:p>
          </table:table-cell>
          <table:table-cell office:value-type="float" office:value="4.80317" calcext:value-type="float">
            <text:p>4.80317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9821" calcext:value-type="float">
            <text:p>14.9821</text:p>
          </table:table-cell>
          <table:table-cell office:value-type="float" office:value="-9.48018" calcext:value-type="float">
            <text:p>-9.48018</text:p>
          </table:table-cell>
          <table:table-cell office:value-type="float" office:value="9.16766" calcext:value-type="float">
            <text:p>9.16766</text:p>
          </table:table-cell>
          <table:table-cell table:style-name="ce11" office:value-type="float" office:value="0.000031" calcext:value-type="float">
            <text:p>3.10E-05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9841" calcext:value-type="float">
            <text:p>2.49841</text:p>
          </table:table-cell>
          <table:table-cell office:value-type="float" office:value="7.8002" calcext:value-type="float">
            <text:p>7.8002</text:p>
          </table:table-cell>
          <table:table-cell office:value-type="float" office:value="5.03566" calcext:value-type="float">
            <text:p>5.0356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3343" calcext:value-type="float">
            <text:p>15.3343</text:p>
          </table:table-cell>
          <table:table-cell office:value-type="float" office:value="-9.12784" calcext:value-type="float">
            <text:p>-9.12784</text:p>
          </table:table-cell>
          <table:table-cell office:value-type="float" office:value="9.51999" calcext:value-type="float">
            <text:p>9.51999</text:p>
          </table:table-cell>
          <table:table-cell table:style-name="ce11" office:value-type="float" office:value="0.000047" calcext:value-type="float">
            <text:p>4.70E-05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3527" calcext:value-type="float">
            <text:p>2.43527</text:p>
          </table:table-cell>
          <table:table-cell office:value-type="float" office:value="8.17794" calcext:value-type="float">
            <text:p>8.17794</text:p>
          </table:table-cell>
          <table:table-cell office:value-type="float" office:value="4.92117" calcext:value-type="float">
            <text:p>4.9211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344" calcext:value-type="float">
            <text:p>15.5344</text:p>
          </table:table-cell>
          <table:table-cell office:value-type="float" office:value="-8.92775" calcext:value-type="float">
            <text:p>-8.92775</text:p>
          </table:table-cell>
          <table:table-cell office:value-type="float" office:value="9.72008" calcext:value-type="float">
            <text:p>9.72008</text:p>
          </table:table-cell>
          <table:table-cell table:style-name="ce11" office:value-type="float" office:value="0.000069" calcext:value-type="float">
            <text:p>6.90E-05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2593" calcext:value-type="float">
            <text:p>2.52593</text:p>
          </table:table-cell>
          <table:table-cell office:value-type="float" office:value="8.81527" calcext:value-type="float">
            <text:p>8.81527</text:p>
          </table:table-cell>
          <table:table-cell office:value-type="float" office:value="4.90054" calcext:value-type="float">
            <text:p>4.9005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417" calcext:value-type="float">
            <text:p>16.2417</text:p>
          </table:table-cell>
          <table:table-cell office:value-type="float" office:value="-8.22039" calcext:value-type="float">
            <text:p>-8.22039</text:p>
          </table:table-cell>
          <table:table-cell office:value-type="float" office:value="10.4274" calcext:value-type="float">
            <text:p>10.4274</text:p>
          </table:table-cell>
          <table:table-cell table:style-name="ce11" office:value-type="float" office:value="0.00012" calcext:value-type="float">
            <text:p>1.2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4963" calcext:value-type="float">
            <text:p>2.64963</text:p>
          </table:table-cell>
          <table:table-cell office:value-type="float" office:value="8.02961" calcext:value-type="float">
            <text:p>8.02961</text:p>
          </table:table-cell>
          <table:table-cell office:value-type="float" office:value="4.89456" calcext:value-type="float">
            <text:p>4.8945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738" calcext:value-type="float">
            <text:p>15.5738</text:p>
          </table:table-cell>
          <table:table-cell office:value-type="float" office:value="-8.88832" calcext:value-type="float">
            <text:p>-8.88832</text:p>
          </table:table-cell>
          <table:table-cell table:style-name="ce10" office:value-type="float" office:value="9.75951" calcext:value-type="float">
            <text:p>9.75951</text:p>
          </table:table-cell>
          <table:table-cell table:style-name="ce11" office:value-type="float" office:value="0.000202" calcext:value-type="float">
            <text:p>2.02E-04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224" calcext:value-type="float">
            <text:p>2.65224</text:p>
          </table:table-cell>
          <table:table-cell office:value-type="float" office:value="8.273" calcext:value-type="float">
            <text:p>8.273</text:p>
          </table:table-cell>
          <table:table-cell office:value-type="float" office:value="4.84352" calcext:value-type="float">
            <text:p>4.8435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7688" calcext:value-type="float">
            <text:p>15.7688</text:p>
          </table:table-cell>
          <table:table-cell office:value-type="float" office:value="-8.69337" calcext:value-type="float">
            <text:p>-8.69337</text:p>
          </table:table-cell>
          <table:table-cell table:style-name="ce10" office:value-type="float" office:value="9.95447" calcext:value-type="float">
            <text:p>9.95447</text:p>
          </table:table-cell>
          <table:table-cell table:style-name="ce11" office:value-type="float" office:value="0.00031" calcext:value-type="float">
            <text:p>3.10E-04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8342" calcext:value-type="float">
            <text:p>2.78342</text:p>
          </table:table-cell>
          <table:table-cell office:value-type="float" office:value="8.11515" calcext:value-type="float">
            <text:p>8.11515</text:p>
          </table:table-cell>
          <table:table-cell office:value-type="float" office:value="4.90464" calcext:value-type="float">
            <text:p>4.9046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-8.65892" calcext:value-type="float">
            <text:p>-8.65892</text:p>
          </table:table-cell>
          <table:table-cell table:style-name="ce10" office:value-type="float" office:value="9.98891" calcext:value-type="float">
            <text:p>9.98891</text:p>
          </table:table-cell>
          <table:table-cell table:style-name="ce11" office:value-type="float" office:value="0.00062" calcext:value-type="float">
            <text:p>6.20E-04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2575" calcext:value-type="float">
            <text:p>2.82575</text:p>
          </table:table-cell>
          <table:table-cell office:value-type="float" office:value="8.73197" calcext:value-type="float">
            <text:p>8.73197</text:p>
          </table:table-cell>
          <table:table-cell office:value-type="float" office:value="4.87943" calcext:value-type="float">
            <text:p>4.8794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4372" calcext:value-type="float">
            <text:p>16.4372</text:p>
          </table:table-cell>
          <table:table-cell office:value-type="float" office:value="-8.02496" calcext:value-type="float">
            <text:p>-8.02496</text:p>
          </table:table-cell>
          <table:table-cell office:value-type="float" office:value="10.6229" calcext:value-type="float">
            <text:p>10.6229</text:p>
          </table:table-cell>
          <table:table-cell table:style-name="ce11" office:value-type="float" office:value="0.000611" calcext:value-type="float">
            <text:p>6.11E-04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table:style-name="ce3" office:value-type="float" office:value="0.02" calcext:value-type="float">
            <text:p>0.02</text:p>
          </table:table-cell>
          <table:table-cell table:style-name="ce3" office:value-type="string" calcext:value-type="string">
            <text:p>80/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***</text:p>
          </table:table-cell>
          <table:table-cell table:style-name="ce16" office:value-type="string" calcext:value-type="string">
            <text:p>ERROR: n_3 greater than 1 (see 1.00006, with diff 6.48789e-05) position is 0.732647 0.732647 0.122108 from just R= <text:s/>0 <text:s text:c="2"/>0.793701 <text:s text:c="2"/>0.793701 gives 0.00117625 = 1 + -0.998824</text:p>
          </table:table-cell>
          <table:table-cell table:style-name="ce18" table:number-columns-repeated="1007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80/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****</text:p>
          </table:table-cell>
          <table:table-cell table:style-name="ce15" office:value-type="string" calcext:value-type="string">
            <text:p>ERROR: n_3 greater than 1 (see 1.00008, with diff 7.98119e-05 )position is 0.753513 0.0100468 0.76356 from just R= 0 0.793701 <text:s/>0 <text:s/>0.793701 gives 0.999981 = 1 + -1.92719e-05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2" office:value-type="string" calcext:value-type="string">
            <text:p>hours</text:p>
          </table:table-cell>
          <table:table-cell table:style-name="ce14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5" office:value-type="string" calcext:value-type="string">
            <text:p>8 / 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13362" calcext:value-type="float">
            <text:p>2.13362</text:p>
          </table:table-cell>
          <table:table-cell office:value-type="float" office:value="11.9211" calcext:value-type="float">
            <text:p>11.9211</text:p>
          </table:table-cell>
          <table:table-cell office:value-type="float" office:value="5.9328" calcext:value-type="float">
            <text:p>5.9328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9.9875" calcext:value-type="float">
            <text:p>19.9875</text:p>
          </table:table-cell>
          <table:table-cell office:value-type="float" office:value="-4.47474" calcext:value-type="float">
            <text:p>-4.47474</text:p>
          </table:table-cell>
          <table:table-cell office:value-type="float" office:value="14.1731" calcext:value-type="float">
            <text:p>14.1731</text:p>
          </table:table-cell>
          <table:table-cell table:style-name="ce11" office:value-type="float" office:value="0.00000392" calcext:value-type="float">
            <text:p>3.92E-06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3" office:value-type="float" office:value="0.09" calcext:value-type="float">
            <text:p>0.09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n</text:p>
          </table:table-cell>
          <table:table-cell table:style-name="ce16" office:value-type="string" calcext:value-type="string">
            <text:p>ERROR: n_3 is greater than 1 (see 1.00002, with difference 2.01423e-05 position is 0.0992126 <text:s/>0.694488 <text:s/>0.793701 <text:s/>from just R = <text:s/>0 <text:s text:c="2"/>0.793701 <text:s text:c="2"/>0.793701 <text:s/>gives .999943 = 1 + -5.68431e-05</text:p>
          </table:table-cell>
          <table:table-cell table:style-name="ce18" table:number-columns-repeated="1007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5" office:value-type="string" calcext:value-type="string">
            <text:p>8 / 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3343" calcext:value-type="float">
            <text:p>2.43343</text:p>
          </table:table-cell>
          <table:table-cell office:value-type="float" office:value="15.106" calcext:value-type="float">
            <text:p>15.106</text:p>
          </table:table-cell>
          <table:table-cell office:value-type="float" office:value="6.72196" calcext:value-type="float">
            <text:p>6.7219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24.2613" calcext:value-type="float">
            <text:p>24.2613</text:p>
          </table:table-cell>
          <table:table-cell office:value-type="float" office:value="-0.200781" calcext:value-type="float">
            <text:p>-0.200781</text:p>
          </table:table-cell>
          <table:table-cell office:value-type="float" office:value="18.4471" calcext:value-type="float">
            <text:p>18.4471</text:p>
          </table:table-cell>
          <table:table-cell table:style-name="ce11" office:value-type="float" office:value="0.00000829" calcext:value-type="float">
            <text:p>8.29E-06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style-name="ce3" office:value-type="float" office:value="0.07" calcext:value-type="float">
            <text:p>0.07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*</text:p>
          </table:table-cell>
          <table:table-cell table:style-name="ce15" office:value-type="string" calcext:value-type="string">
            <text:p>ERROR: n_3 greater than 1 (see 1.00014, with diff 0.000136208) position is 0.144309 <text:s/>0.865855 0.721546 <text:s/>from just R= <text:s/>0 <text:s text:c="2"/>0.793701 <text:s text:c="2"/>0.793701 gives 0.999982 = 1 + -1.77556e-05</text:p>
          </table:table-cell>
          <table:table-cell table:style-name="ce18" table:number-columns-repeated="1007"/>
        </table:table-row>
        <table:table-row table:style-name="ro1">
          <table:table-cell table:style-name="ce3" office:value-type="float" office:value="0.06" calcext:value-type="float">
            <text:p>0.06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*</text:p>
          </table:table-cell>
          <table:table-cell table:style-name="ce15" office:value-type="string" calcext:value-type="string">
            <text:p>ERROR: n_3 greater than 1 (see 1.00002, with diff 1.54104e-05) position is 0.732647 0.122108 0.854754 from just R= <text:s/>0.793701 0.793701 <text:s text:c="2"/>1.5874 <text:s/>gives 5.23822e-05 = 1 + -0.999948</text:p>
          </table:table-cell>
          <table:table-cell table:style-name="ce18" table:number-columns-repeated="1007"/>
        </table:table-row>
        <table:table-row table:style-name="ro1">
          <table:table-cell table:style-name="ce3" office:value-type="float" office:value="0.05" calcext:value-type="float">
            <text:p>0.05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n</text:p>
          </table:table-cell>
          <table:table-cell table:style-name="ce16" office:value-type="string" calcext:value-type="string">
            <text:p>ERROR: n_3 greater than 1 (see 1.00387, with diff 0.0038742e-05) <text:s/>position is 0.952441 <text:s/>0.264567 <text:s/>0.687874 from just R= <text:s/>1.5874 <text:s/>0.793701 <text:s/>0.793701 <text:s/>gives 0.0518328 = 1 + -0.948167</text:p>
          </table:table-cell>
          <table:table-cell table:style-name="ce18" table:number-columns-repeated="1007"/>
        </table:table-row>
        <table:table-row table:style-name="ro1">
          <table:table-cell table:style-name="ce3" office:value-type="float" office:value="0.04" calcext:value-type="float">
            <text:p>0.04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*</text:p>
          </table:table-cell>
          <table:table-cell table:style-name="ce15" office:value-type="string" calcext:value-type="string">
            <text:p>ERROR: n_3 greater than 1 (see 1.01011, with diff 0.0101117) position is 0.626606 <text:s text:c="2"/>0.250642 <text:s text:c="2"/>0.793701 <text:s text:c="2"/>from just R= <text:s/>0 <text:s text:c="2"/>0.793701 <text:s/>0.793701 <text:s/>gives 0.0539831 <text:s/>= 1 + -0.946017</text:p>
          </table:table-cell>
          <table:table-cell table:style-name="ce18" table:number-columns-repeated="1007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*</text:p>
          </table:table-cell>
          <table:table-cell table:style-name="ce15" office:value-type="string" calcext:value-type="string">
            <text:p>ERROR: n_3 greater than 1 (see 1, with diff 5.05371e-07) position is 0.70212 <text:s text:c="2"/>0.671593 <text:s text:c="2"/>0.0305269 from just R= <text:s/>0.793701 0.793701 <text:s/>0 <text:s text:c="2"/>gives 0.999999 = 1 + -5.54629e-07</text:p>
          </table:table-cell>
          <table:table-cell table:style-name="ce18" table:number-columns-repeated="1007"/>
        </table:table-row>
        <table:table-row table:style-name="ro1">
          <table:table-cell table:style-name="ce3" office:value-type="float" office:value="0.02" calcext:value-type="float">
            <text:p>0.02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*</text:p>
          </table:table-cell>
          <table:table-cell table:style-name="ce15" office:value-type="string" calcext:value-type="string">
            <text:p>ERROR: n_3 greater than 1 (see 1, with diff 6.06903e-07) position is 0.834403 <text:s/>0.773349 <text:s/>0.0610539 from just R= <text:s/>0.793701 <text:s text:c="2"/>0 <text:s text:c="2"/>0.793701 <text:s text:c="2"/>gives 06.16917e-07 = 1 + -0.999999</text:p>
          </table:table-cell>
          <table:table-cell table:style-name="ce18" table:number-columns-repeated="1007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table:style-name="ce6" office:value-type="string" calcext:value-type="string">
            <text:p>8 / 1</text:p>
          </table:table-cell>
          <table:table-cell table:style-name="ce3" office:value-type="float" office:value="-29.764004032169" calcext:value-type="float">
            <text:p>-29.764004032169</text:p>
          </table:table-cell>
          <table:table-cell table:style-name="ce3" office:value-type="float" office:value="1.44398240718802" calcext:value-type="float">
            <text:p>1.44398240718802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style-name="ce3" office:value-type="float" office:value="-18.6478" calcext:value-type="float">
            <text:p>-18.6478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 office:value-type="string" calcext:value-type="string">
            <text:p>n</text:p>
          </table:table-cell>
          <table:table-cell table:style-name="ce17" office:value-type="string" calcext:value-type="string">
            <text:p>ERROR: n_3 greater than 1 (see 1.00037, with diff 0.000367359) position is 0.0904216 <text:s/>0.0904216 <text:s/>0 <text:s/>from just R= <text:s/>0.793701 0.793701 <text:s/>0 <text:s text:c="2"/>gives 0.000387934 = 1 + -0.999612 </text:p>
          </table:table-cell>
          <table:table-cell table:style-name="ce18" table:number-columns-repeated="1007"/>
        </table:table-row>
        <table:table-row table:style-name="ro1">
          <table:table-cell table:style-name="ce2"/>
          <table:table-cell table:style-name="ce5"/>
          <table:table-cell table:style-name="ce2" table:number-columns-repeated="5"/>
          <table:table-cell table:number-columns-repeated="101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3:09:21.471837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5-17T07:16:32.660856524</dc:date>
    <meta:editing-duration>P4DT2H22M37S</meta:editing-duration>
    <meta:editing-cycles>218</meta:editing-cycles>
    <meta:generator>LibreOffice/5.2.7.2$Linux_X86_64 LibreOffice_project/20m0$Build-2</meta:generator>
    <meta:document-statistic meta:table-count="1" meta:cell-count="1370" meta:object-count="0"/>
  </office:meta>
</office:document-meta>
</file>